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Sistemas Informáticos de Soporte a la Colaboración y la Decisión<text:line-break/>markosmgv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1M4S</meta:editing-duration>
    <meta:editing-cycles>4</meta:editing-cycles>
    <dc:date>2021-05-13T19:02:35.36</dc:date>
    <dc:creator>marcos garcia vega</dc:creator>
    <meta:generator>OpenOffice/4.1.5$Win32 OpenOffice.org_project/415m1$Build-9789</meta:generator>
    <meta:document-statistic meta:object-count="25"/>
  </office:meta>
</office:document-meta>
</file>